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bf5a8" officeooo:paragraph-rsid="001bf5a8"/>
    </style:style>
    <style:style style:name="P2" style:family="paragraph" style:parent-style-name="Table_20_Contents">
      <style:text-properties officeooo:rsid="001bf5a8" officeooo:paragraph-rsid="001bf5a8"/>
    </style:style>
    <style:style style:name="P3" style:family="paragraph" style:parent-style-name="Table_20_Contents">
      <style:text-properties officeooo:paragraph-rsid="001d70b6"/>
    </style:style>
    <style:style style:name="P4" style:family="paragraph" style:parent-style-name="Standard">
      <style:text-properties officeooo:rsid="001bf5a8" officeooo:paragraph-rsid="001bf5a8"/>
    </style:style>
    <style:style style:name="P5" style:family="paragraph" style:parent-style-name="Standard">
      <style:text-properties officeooo:rsid="001bf5a8" officeooo:paragraph-rsid="002141d4"/>
    </style:style>
    <style:style style:name="P6" style:family="paragraph" style:parent-style-name="Table_20_Contents">
      <style:text-properties officeooo:rsid="002091a3" officeooo:paragraph-rsid="002091a3"/>
    </style:style>
    <style:style style:name="P7" style:family="paragraph" style:parent-style-name="Table_20_Contents">
      <style:text-properties officeooo:rsid="0020cf86" officeooo:paragraph-rsid="0020cf86"/>
    </style:style>
    <style:style style:name="P8" style:family="paragraph" style:parent-style-name="Table_20_Contents">
      <style:text-properties officeooo:rsid="001bf5a8" officeooo:paragraph-rsid="002141d4"/>
    </style:style>
    <style:style style:name="P9" style:family="paragraph" style:parent-style-name="Table_20_Contents">
      <style:text-properties officeooo:paragraph-rsid="002141d4"/>
    </style:style>
    <style:style style:name="T1" style:family="text">
      <style:text-properties officeooo:rsid="001bf5a8"/>
    </style:style>
    <style:style style:name="T2" style:family="text">
      <style:text-properties officeooo:rsid="0020cf86"/>
    </style:style>
    <style:style style:name="T3" style:family="text">
      <style:text-properties officeooo:rsid="002141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commande</text:p>
          </table:table-cell>
          <table:table-cell table:style-name="Tableau1.A1" office:value-type="string">
            <text:p text:style-name="P2">rendu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\phonologie{gɤ˧˥}, \phonologie<text:span text:style-name="T3">bis</text:span></text:p>
          </table:table-cell>
          <table:table-cell table:style-name="Tableau1.A1" office:value-type="string">
            <text:p text:style-name="P9">/<text:span text:style-name="T1">gɤ˧˥/, gɤ˧˥</text:span>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1">\phonétique, \phonétiquebis</text:p>
          </table:table-cell>
          <table:table-cell table:style-name="Tableau1.A1" office:value-type="string">
            <text:p text:style-name="P8"><text:span text:style-name="T3">[</text:span>gɤ˧˥<text:span text:style-name="T3">], </text:span>gɤ˧˥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1">\pcmn{扛}</text:p>
          </table:table-cell>
          <table:table-cell table:style-name="Tableau1.A1" office:value-type="string">
            <text:p text:style-name="P1">扛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\cit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3">\textcit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\parencit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bibliographi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langid = {english}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langid = {<text:span text:style-name="T2">chinese</text:span>}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langid = {<text:span text:style-name="T2">french</text:span>}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7">\languexxx : interrupteur; jusqu’au bloc suivant </text:p>
            <text:p text:style-name="P7">(xxx = code en 3 lettres+code si besoin : eng, fra, cmncn); \textexxx{} porte juste sur ce qui est entre accolades. 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05:18.824171811</meta:creation-date>
    <dc:date>2024-02-06T12:20:32.065841121</dc:date>
    <meta:editing-duration>PT19H23M3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54" meta:character-count="361" meta:non-whitespace-character-count="324"/>
  </office:meta>
</office:document-meta>
</file>